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BAAA340B66557F0.png" manifest:media-type="image/png"/>
  <manifest:file-entry manifest:full-path="Pictures/100005810000031A0000031A90A9BB170713D465.svg" manifest:media-type="image/svg+xml"/>
  <manifest:file-entry manifest:full-path="Pictures/100000010000001E0000001E67C301F2A8C5C24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1d647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db91b2"/>
    </style:style>
    <style:style style:name="P53" style:family="paragraph" style:parent-style-name="Standard">
      <style:text-properties officeooo:rsid="0dde9a1c" officeooo:paragraph-rsid="0fdc081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5" style:family="paragraph" style:parent-style-name="Standard">
      <style:text-properties officeooo:rsid="0dde9a1c" officeooo:paragraph-rsid="10022dc7"/>
    </style:style>
    <style:style style:name="P56" style:family="paragraph" style:parent-style-name="Standard">
      <style:text-properties officeooo:paragraph-rsid="0fc35f88"/>
    </style:style>
    <style:style style:name="P57" style:family="paragraph" style:parent-style-name="Standard">
      <style:text-properties officeooo:paragraph-rsid="0fc8b815"/>
    </style:style>
    <style:style style:name="P58" style:family="paragraph" style:parent-style-name="Standard">
      <style:text-properties officeooo:paragraph-rsid="0fce858d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d0b68a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>
      <style:text-properties officeooo:paragraph-rsid="1087d72e"/>
    </style:style>
    <style:style style:name="P84" style:family="paragraph" style:parent-style-name="Footnote">
      <style:text-properties officeooo:paragraph-rsid="1094fa2b"/>
    </style:style>
    <style:style style:name="P85" style:family="paragraph" style:parent-style-name="Footnote">
      <style:text-properties officeooo:paragraph-rsid="10a1361c" fo:background-color="transparent"/>
    </style:style>
    <style:style style:name="P86" style:family="paragraph" style:parent-style-name="Standard">
      <style:text-properties officeooo:paragraph-rsid="10a2818a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9" style:family="paragraph" style:parent-style-name="Standard">
      <style:text-properties officeooo:paragraph-rsid="10ab7791"/>
    </style:style>
    <style:style style:name="P90" style:family="paragraph" style:parent-style-name="Standard">
      <style:text-properties officeooo:paragraph-rsid="10ad0bd8"/>
    </style:style>
    <style:style style:name="P91" style:family="paragraph" style:parent-style-name="Standard">
      <style:text-properties officeooo:paragraph-rsid="1000ee45"/>
    </style:style>
    <style:style style:name="P92" style:family="paragraph" style:parent-style-name="Standard">
      <style:text-properties officeooo:paragraph-rsid="0ff4e587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ebe6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c3373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7" style:family="text">
      <style:text-properties fo:language="en" fo:country="GB"/>
    </style:style>
    <style:style style:name="T23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officeooo:rsid="0f28d107"/>
    </style:style>
    <style:style style:name="T24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language="en" fo:country="GB" officeooo:rsid="10a5d07d"/>
    </style:style>
    <style:style style:name="T242" style:family="text">
      <style:text-properties officeooo:rsid="103c421a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officeooo:rsid="104d5027" style:font-weight-asian="bold" style:font-weight-complex="bold"/>
    </style:style>
    <style:style style:name="T245" style:family="text">
      <style:text-properties officeooo:rsid="1061b5b8"/>
    </style:style>
    <style:style style:name="T246" style:family="text">
      <style:text-properties officeooo:rsid="1069ed98"/>
    </style:style>
    <style:style style:name="T247" style:family="text">
      <style:text-properties officeooo:rsid="106d22f6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T249" style:family="text">
      <style:text-properties officeooo:rsid="0ffa97b0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3"><text:span text:style-name="Strong_20_Emphasis"><text:span text:style-name="T132">Checklist for installing</text:span></text:span><text:span text:style-name="T166">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T167"><text:s/></text:span><text:span text:style-name="T171">LTS</text:span><text:span text:style-name="T168"><text:note text:id="ftn1" text:note-class="footnote"><text:note-citation>1</text:note-citation><text:note-body><text:p text:style-name="P28"><text:span text:style-name="T153">L</text:span><text:span text:style-name="T154">TS stands for Long-Term Support, and this </text:span><text:span text:style-name="T161">June</text:span><text:span text:style-name="T155"> </text:span><text:span text:style-name="Strong_20_Emphasis"><text:span text:style-name="T86"><text:user-field-get text:name="Releaseyear">2023</text:user-field-get></text:span></text:span><text:span text:style-name="T157"><text:s/>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5">LTS</text:span><text:span text:style-name="T155"> </text:span><text:span text:style-name="T164"><text:user-field-get text:name="Edition">Server</text:user-field-get></text:span><text:span text:style-name="T155"><text:s/></text:span><text:span text:style-name="T156">(</text:span><text:span text:style-name="T154">codenamed</text:span><text:span text:style-name="T156"> </text:span><text:span text:style-name="T160">bookworm</text:span><text:span text:style-name="T156">) </text:span><text:span text:style-name="T154">will be </text:span><text:span text:style-name="T159">supported</text:span><text:span text:style-name="T154"> for five years until </text:span><text:span text:style-name="T161">June</text:span><text:span text:style-name="T155"> </text:span><text:span text:style-name="T153">202</text:span><text:span text:style-name="T161">8</text:span><text:span text:style-name="T158">.</text:span></text:p></text:note-body></text:note></text:span><text:span text:style-name="T169"> </text:span><text:span text:style-name="T169"><text:user-field-get text:name="Edition">Server</text:user-field-get></text:span><text:span text:style-name="T170">.</text:span></text:p>
      <text:p text:style-name="P43"/>
      <text:p text:style-name="P41"><text:span text:style-name="T17">Fill in the </text:span><text:span text:style-name="Strong_20_Emphasis"><text:span text:style-name="T228"><text:s/></text:span></text:span><text:span text:style-name="Strong_20_Emphasis"><text:span text:style-name="T22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8">user</text:span></text:span><text:span text:style-name="T185"><text:tab/><text:tab/></text:span><text:span text:style-name="T184"> <text:tab/><text:tab/><text:tab/> </text:span><text:span text:style-name="T186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90">ull </text:span><text:span text:style-name="T179">na</text:span><text:span text:style-name="T180">me,</text:span><text:span text:style-name="T179"> </text:span><text:span text:style-name="T180">e.g.</text:span><text:span text:style-name="T179"> </text:span><text:span text:style-name="T181">J</text:span><text:span text:style-name="T196">oh</text:span><text:span text:style-name="T181">n </text:span><text:span text:style-name="T183">Doe</text:span><text:span text:style-name="T195">]</text:span></text:p>
      <text:p text:style-name="P86"><text:span text:style-name="Definition"><text:span text:style-name="T178">USER</text:span></text:span><text:span text:style-name="Definition"><text:span text:style-name="T237">na</text:span></text:span><text:span text:style-name="Definition"><text:span text:style-name="T239">me</text:span></text:span><text:span text:style-name="T177"><text:tab/><text:tab/><text:tab/> </text:span><text:span text:style-name="T177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7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45"><text:span text:style-name="Definition"><text:span text:style-name="T241">serv</text:span></text:span><text:span text:style-name="Definition"><text:span text:style-name="T237">ERNA</text:span></text:span><text:span text:style-name="Definition"><text:span text:style-name="T239">me</text:span></text:span><text:span text:style-name="T197"><text:tab/><text:tab/> </text:span><text:span text:style-name="T237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7"><text:s text:c="2"/></text:span><text:span text:style-name="T200">[</text:span><text:span text:style-name="T204">N</text:span><text:span text:style-name="T198">a</text:span><text:span text:style-name="T201">me of the</text:span><text:span text:style-name="T198"> </text:span><text:span text:style-name="T205">server</text:span><text:span text:style-name="T199">, </text:span><text:span text:style-name="T201">e.g.</text:span><text:span text:style-name="T202"> </text:span><text:span text:style-name="T205">sv</text:span><text:span text:style-name="T203">02</text:span><text:span text:style-name="T200">]</text:span></text:p>
      <text:p text:style-name="P45"><text:span text:style-name="Definition"><text:span text:style-name="T207">USER</text:span></text:span><text:span text:style-name="T206"><text:tab/><text:tab/></text:span><text:span text:style-name="T184"> <text:tab/><text:tab/><text:tab/> </text:span><text:span text:style-name="T186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88">ull </text:span><text:span text:style-name="T191">na</text:span><text:span text:style-name="T192">me</text:span><text:span text:style-name="T191"> possibly </text:span><text:span text:style-name="T193">2</text:span><text:span text:style-name="T220">nd</text:span><text:span text:style-name="T193"> </text:span><text:span text:style-name="T194">user</text:span><text:span text:style-name="T182">]</text:span></text:p>
      <text:p text:style-name="P86"><text:span text:style-name="Definition"><text:span text:style-name="T207">USERN</text:span></text:span><text:span text:style-name="Definition"><text:span text:style-name="T208">a</text:span></text:span><text:span text:style-name="Definition"><text:span text:style-name="T209">me</text:span></text:span><text:span text:style-name="Definition"><text:span text:style-name="T214"><text:tab/><text:tab/><text:tab/> </text:span></text:span><text:span text:style-name="T177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77"><text:s text:c="2"/></text:span><text:span text:style-name="T211">[</text:span><text:span text:style-name="T213">U</text:span><text:span text:style-name="T212">ser</text:span><text:span text:style-name="T210"> </text:span><text:span text:style-name="T217">na</text:span><text:span text:style-name="T218">me</text:span><text:span text:style-name="T217"> possibly </text:span><text:span text:style-name="T219">2</text:span><text:span text:style-name="T221">nd</text:span><text:span text:style-name="T219"> </text:span><text:span text:style-name="T216">user</text:span><text:span text:style-name="T215">]</text:span></text:p>
      <text:p text:style-name="P45"><text:span text:style-name="T136">Replace the </text:span><text:span text:style-name="T144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4"/>
      <text:p text:style-name="P4"/>
      <text:p text:style-name="P46"><text:span text:style-name="T146">Not yet on Linux?</text:span><text:span text:style-name="T137"><text:tab/></text:span><text:span text:style-name="T142"><text:tab/></text:span><text:span text:style-name="T143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39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0"> </text:span><text:span text:style-name="T139">u</text:span><text:span text:style-name="T140">nder </text:span><text:span text:style-name="T147">Linux</text:span><text:span text:style-name="T141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559487905" text:style-name="L1">
        <text:list-item>
          <text:p text:style-name="P95"><text:bookmark-start text:name="__RefNumPara__4083_1271708128"/>Prepar<text:span text:style-name="T245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6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82829693813669" text:continue-numbering="true" text:style-name="L1">
        <text:list-item>
          <text:p text:style-name="P94"><text:bookmark-start text:name="__RefNumPara__4009_12717081281"/><text:span text:style-name="Strong_20_Emphasis"><text:span text:style-name="T145">Perform installation</text:span></text:span><text:bookmark-end text:name="__RefNumPara__4009_12717081281"/></text:p>
        </text:list-item>
      </text:list>
      <text:p text:style-name="P61"><text:span text:style-name="Strong_20_Emphasis"><text:span text:style-name="T14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50">Boot the computer from</text:span><text:span text:style-name="T151"><text:note text:id="ftn4" text:note-class="footnote"><text:note-citation>1</text:note-citation><text:note-body><text:p text:style-name="P85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0">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4">From a Live USB stick you can boot and work with </text:span><text:span text:style-name="Strong_20_Emphasis"><text:span text:style-name="T152"><text:user-field-get text:name="Distro">Debian</text:user-field-get></text:span></text:span><text:span text:style-name="Strong_20_Emphasis"><text:span text:style-name="T152"><text:s/></text:span></text:span><text:span text:style-name="T224">without modifying any files on the hard drive and also allows installation of </text:span><text:span text:style-name="Strong_20_Emphasis"><text:span text:style-name="T152"><text:user-field-get text:name="Distro">Debian</text:user-field-get></text:span></text:span><text:span text:style-name="Strong_20_Emphasis"><text:span text:style-name="T152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4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7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Click on <text:span text:style-name="T243">other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Click on <text:span text:style-name="T243">Europe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Click on <text:span text:style-name="T243">Netherlands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6"><text:span text:style-name="T247">At</text:span><text:span text:style-name="T246"> </text:span><text:span text:style-name="T243">Set up users and passwords</text:span><text:span text:style-name="T246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5">Don<text:span text:style-name="T172">'t set </text:span><text:span text:style-name="T174">Root</text:span><text:span text:style-name="T172"> pass</text:span><text:span text:style-name="T173">w</text:span><text:span text:style-name="T17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8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7">Enter <text:span text:style-name="T243">User </text:span><text:span text:style-name="T244">n</text:span><text:span text:style-name="T243">ame for you</text:span><text:span text:style-name="T244">r</text:span><text:span text:style-name="T243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9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82830243197184" text:continue-numbering="true" text:style-name="L1">
        <text:list-item>
          <text:p text:style-name="P97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useradd --create-home -- comm<text:span text:style-name="T249">e</text:span>n<text:span text:style-name="T249">t</text:span> <text:span text:style-name="T175">'</text:span><text:span text:style-name="T176">user</text:span><text:span text:style-name="T175">' [--groups adm,sudo] </text:span><text:span text:style-name="T17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passwd <text:span text:style-name="T248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4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1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2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2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6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82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9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82829988655353" text:continue-numbering="true" text:style-name="L1">
        <text:list-item>
          <text:p text:style-name="P96"><text:span text:style-name="Strong_20_Emphasis"><text:span text:style-name="T15">P</text:span></text:span><text:span text:style-name="Strong_20_Emphasis"><text:span text:style-name="T22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40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0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31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9"/>
      <text:p text:style-name="P48"><text:span text:style-name="Emphasis"><text:span text:style-name="T231">Written</text:span></text:span><text:span text:style-name="Emphasis"><text:span text:style-name="T230"> </text:span></text:span><text:span text:style-name="Emphasis"><text:span text:style-name="T231">by</text:span></text:span><text:span text:style-name="Emphasis"><text:span text:style-name="T23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33">.</text:span></text:span></text:p>
      <text:p text:style-name="P48"><text:span text:style-name="Emphasis"><text:span text:style-name="T233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34">CC0 1.0</text:span></text:span></text:a><text:span text:style-name="Emphasis"><text:span text:style-name="T235"> </text:span></text:span><text:span text:style-name="Emphasis"><text:span text:style-name="T23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67C301F2A8C5C24D.png" xlink:type="simple" xlink:show="embed" xlink:actuate="onLoad" draw:mime-type="image/png"/></draw:frame></draw:a></text:span></text:span><text:span text:style-name="Emphasis"><text:span text:style-name="T25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BAAA340B66557F0.png" xlink:type="simple" xlink:show="embed" xlink:actuate="onLoad" draw:mime-type="image/png"/></draw:frame></draw:a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2T08:28:29.233130165">02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29.096441075</dc:date>
    <meta:keyword>Installatie</meta:keyword>
    <meta:keyword>Checklist</meta:keyword>
    <meta:keyword>Linux</meta:keyword>
    <meta:editing-cycles>6990</meta:editing-cycles>
    <meta:editing-duration>P12DT7H38M52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498" meta:character-count="3167" meta:non-whitespace-character-count="2704"/>
    <meta:user-defined meta:name="Info 1"/>
    <meta:user-defined meta:name="Info 2"/>
    <meta:user-defined meta:name="Info 3"/>
    <meta:user-defined meta:name="Info 4"/>
  </office:meta>
</office:document-meta>
</file>